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>x</mi>
            <mo stretchy="false">=</mo>
            <msup>
              <mi>x</mi>
              <mfrac>
                <mi>n</mi>
                <mi>n</mi>
              </mfrac>
            </msup>
          </mrow>
        </mtd>
      </mtr>
      <mtr>
        <mtd>
          <mrow/>
        </mtd>
      </mtr>
      <mtr>
        <mtd>
          <mrow>
            <mo stretchy="false">⇒</mo>
            <mi>x</mi>
            <mrow>
              <mi>'</mi>
              <mo stretchy="false">=</mo>
              <mrow>
                <mo fence="true" stretchy="false">(</mo>
                <mrow>
                  <msup>
                    <mi>x</mi>
                    <mfrac>
                      <mi>n</mi>
                      <mi>n</mi>
                    </mfrac>
                  </msup>
                </mrow>
                <mo fence="true" stretchy="false">)</mo>
              </mrow>
            </mrow>
            <mi>'</mi>
          </mrow>
        </mtd>
      </mtr>
      <mtr>
        <mtd>
          <mrow/>
        </mtd>
      </mtr>
      <mtr>
        <mtd>
          <mrow>
            <mo stretchy="false">⇒</mo>
            <mrow>
              <mn>1</mn>
              <mo stretchy="false">=</mo>
              <mrow>
                <mo fence="true" stretchy="false">(</mo>
                <mrow>
                  <msup>
                    <mrow>
                      <mo fence="true" stretchy="false">(</mo>
                      <mrow>
                        <msup>
                          <mi>x</mi>
                          <mfrac>
                            <mn>1</mn>
                            <mi>n</mi>
                          </mfrac>
                        </msup>
                      </mrow>
                      <mo fence="true" stretchy="false">)</mo>
                    </mrow>
                    <mi>n</mi>
                  </msup>
                </mrow>
                <mo fence="true" stretchy="false">)</mo>
              </mrow>
            </mrow>
            <mi>'</mi>
          </mrow>
        </mtd>
      </mtr>
      <mtr>
        <mtd>
          <mrow/>
        </mtd>
      </mtr>
      <mtr>
        <mtd>
          <mrow>
            <mo stretchy="false">⇒</mo>
            <mrow>
              <mn>1</mn>
              <mo stretchy="false">=</mo>
              <mrow>
                <mi>n</mi>
                <mo stretchy="false">∗</mo>
                <msup>
                  <mrow>
                    <mo fence="true" stretchy="false">(</mo>
                    <mrow>
                      <msup>
                        <mi>x</mi>
                        <mfrac>
                          <mn>1</mn>
                          <mi>n</mi>
                        </mfrac>
                      </msup>
                    </mrow>
                    <mo fence="true" stretchy="false">)</mo>
                  </mrow>
                  <mrow>
                    <mi>n</mi>
                    <mo stretchy="false">−</mo>
                    <mn>1</mn>
                  </mrow>
                </msup>
                <mo stretchy="false">∗</mo>
                <mrow>
                  <mo fence="true" stretchy="false">(</mo>
                  <mrow>
                    <msup>
                      <mi>x</mi>
                      <mfrac>
                        <mn>1</mn>
                        <mi>n</mi>
                      </mfrac>
                    </msup>
                  </mrow>
                  <mo fence="true" stretchy="false">)</mo>
                </mrow>
              </mrow>
            </mrow>
            <mi>'</mi>
          </mrow>
        </mtd>
      </mtr>
      <mtr>
        <mtd>
          <mrow/>
        </mtd>
      </mtr>
      <mtr>
        <mtd>
          <mrow>
            <mo stretchy="false">⇒</mo>
            <mrow>
              <mn>1</mn>
              <mo stretchy="false">=</mo>
              <mrow>
                <mi>n</mi>
                <mo stretchy="false">∗</mo>
                <msup>
                  <mi>x</mi>
                  <mrow>
                    <mn>1</mn>
                    <mo stretchy="false">−</mo>
                    <mfrac>
                      <mn>1</mn>
                      <mi>n</mi>
                    </mfrac>
                  </mrow>
                </msup>
                <mo stretchy="false">∗</mo>
                <mrow>
                  <mo fence="true" stretchy="false">(</mo>
                  <mrow>
                    <msup>
                      <mi>x</mi>
                      <mfrac>
                        <mn>1</mn>
                        <mi>n</mi>
                      </mfrac>
                    </msup>
                  </mrow>
                  <mo fence="true" stretchy="false">)</mo>
                </mrow>
              </mrow>
            </mrow>
            <mi>'</mi>
          </mrow>
        </mtd>
      </mtr>
      <mtr>
        <mtd>
          <mrow/>
        </mtd>
      </mtr>
      <mtr>
        <mtd>
          <mrow>
            <mo stretchy="false">⇒</mo>
            <mrow>
              <mfrac>
                <mn>1</mn>
                <mrow>
                  <mi>n</mi>
                  <mo stretchy="false">∗</mo>
                  <msup>
                    <mi>x</mi>
                    <mrow>
                      <mn>1</mn>
                      <mo stretchy="false">−</mo>
                      <mfrac>
                        <mn>1</mn>
                        <mi>n</mi>
                      </mfrac>
                    </mrow>
                  </msup>
                </mrow>
              </mfrac>
              <mo stretchy="false">=</mo>
              <mrow>
                <mo fence="true" stretchy="false">(</mo>
                <mrow>
                  <msup>
                    <mi>x</mi>
                    <mfrac>
                      <mn>1</mn>
                      <mi>n</mi>
                    </mfrac>
                  </msup>
                </mrow>
                <mo fence="true" stretchy="false">)</mo>
              </mrow>
            </mrow>
            <mi>'</mi>
          </mrow>
        </mtd>
      </mtr>
      <mtr>
        <mtd>
          <mrow/>
        </mtd>
      </mtr>
      <mtr>
        <mtd>
          <mrow>
            <mo stretchy="false">⇒</mo>
            <mrow>
              <mrow>
                <mfrac>
                  <mn>1</mn>
                  <mi>n</mi>
                </mfrac>
                <mo stretchy="false">∗</mo>
                <msup>
                  <mi>x</mi>
                  <mrow>
                    <mfrac>
                      <mn>1</mn>
                      <mi>n</mi>
                    </mfrac>
                    <mo stretchy="false">−</mo>
                    <mn>1</mn>
                  </mrow>
                </msup>
              </mrow>
              <mo stretchy="false">=</mo>
              <mrow>
                <mo fence="true" stretchy="false">(</mo>
                <mrow>
                  <msup>
                    <mi>x</mi>
                    <mfrac>
                      <mn>1</mn>
                      <mi>n</mi>
                    </mfrac>
                  </msup>
                </mrow>
                <mo fence="true" stretchy="false">)</mo>
              </mrow>
            </mrow>
            <mi>'</mi>
          </mrow>
        </mtd>
      </mtr>
    </mtable>
    <annotation encoding="StarMath 5.0">x=x^{ n over n }
newline
newline
drarrow x'=(x^{ n over n })'
newline
newline
drarrow 1=((x^{ 1 over n })^n)'
newline
newline
drarrow 1=n*(x^{ 1 over n })^{n-1}*(x^{ 1 over n })'
newline
newline
drarrow 1=n*x^{1-1 over n}*(x^{ 1 over n })'
newline
newline
drarrow 1 over {n*x^{1-1 over n}}=(x^{ 1 over n })'
newline
newline
drarrow {1 over n}*x^{1 over n-1}=(x^{ 1 over n })'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06:24:06.177807726</meta:creation-date>
    <dc:date>2016-04-02T06:28:54.464853012</dc:date>
    <meta:editing-duration>PT4M48S</meta:editing-duration>
    <meta:editing-cycles>1</meta:editing-cycles>
    <meta:generator>LibreOffice/5.0.5.2$Linux_X86_64 LibreOffice_project/00$Build-2</meta:generator>
  </office:meta>
</office:document-meta>
</file>